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7" style:family="paragraph" style:parent-style-name="Text_20_body">
      <style:paragraph-properties fo:margin-left="0cm" fo:margin-right="0cm" fo:text-indent="0cm" style:auto-text-indent="false"/>
    </style:style>
    <style:style style:name="P8" style:family="paragraph" style:parent-style-name="Body">
      <style:paragraph-properties fo:margin-left="0cm" fo:margin-right="0cm" fo:text-indent="0cm" style:auto-text-indent="false"/>
    </style:style>
    <style:style style:name="P9" style:family="paragraph" style:parent-style-name="Body">
      <style:paragraph-properties fo:margin-left="0cm" fo:margin-right="0cm" fo:text-indent="0cm" style:auto-text-indent="false">
        <style:tab-stops>
          <style:tab-stop style:position="10.001cm"/>
          <style:tab-stop style:position="10.534cm"/>
        </style:tab-stops>
      </style:paragraph-properties>
      <style:text-properties fo:color="#ff0000" style:font-name="Courier" fo:language="en" fo:country="US" fo:font-style="italic" fo:font-weight="normal" style:font-style-asian="italic" style:font-weight-asian="normal" style:language-complex="ar" style:country-complex="SA" style:font-weight-complex="normal"/>
    </style:style>
    <style:style style:name="P10" style:family="paragraph" style:parent-style-name="Body">
      <style:paragraph-properties fo:margin-left="0cm" fo:margin-right="0cm" fo:text-indent="0cm" style:auto-text-indent="false"/>
      <style:text-properties fo:font-weight="bold" style:font-weight-asian="bold" style:font-weight-complex="bold"/>
    </style:style>
    <style:style style:name="P11" style:family="paragraph" style:parent-style-name="Body">
      <style:paragraph-properties fo:margin-left="0cm" fo:margin-right="0cm" fo:text-indent="0cm" style:auto-text-indent="false"/>
      <style:text-properties fo:font-weight="normal" style:font-weight-asian="normal" style:font-weight-complex="normal"/>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4" style:family="paragraph" style:parent-style-name="Body">
      <style:text-properties fo:color="#ff0000" fo:language="en" fo:country="US" fo:font-style="italic" fo:font-weight="bold" style:font-style-asian="italic" style:font-weight-asian="bold"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Body">
      <style:text-properties fo:font-weight="bold" style:font-weight-asian="bold" style:font-weight-complex="bold"/>
    </style:style>
    <style:style style:name="P19" style:family="paragraph" style:parent-style-name="Body">
      <style:text-properties style:font-name="Courier"/>
    </style:style>
    <style:style style:name="P20" style:family="paragraph" style:parent-style-name="Body">
      <style:text-properties style:font-name="Courier" fo:font-weight="normal" style:font-weight-asian="normal" style:font-weight-complex="normal"/>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Abstract">
      <style:text-properties fo:language="en" fo:country="US" style:language-complex="ar" style:country-complex="SA"/>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Document_20_Title">
      <style:text-properties fo:language="en" fo:country="US" style:language-complex="ar" style:country-complex="SA"/>
    </style:style>
    <style:style style:name="P27" style:family="paragraph" style:parent-style-name="Document_20_Title">
      <style:text-properties fo:font-size="14pt" fo:language="en" fo:country="US" fo:font-weight="normal" style:font-size-asian="14pt" style:font-weight-asian="normal" style:language-complex="ar" style:country-complex="SA"/>
    </style:style>
    <style:style style:name="P2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2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text-properties fo:language="en" fo:country="US" style:language-complex="ar" style:country-complex="SA"/>
    </style:style>
    <style:style style:name="P33" style:family="paragraph" style:parent-style-name="Body">
      <style:paragraph-properties fo:margin-top="0cm" fo:margin-bottom="0.21cm" fo:orphans="2" fo:widows="2" style:writing-mode="lr-tb"/>
    </style:style>
    <style:style style:name="P34" style:family="paragraph" style:parent-style-name="Body">
      <style:paragraph-properties fo:margin-top="0cm" fo:margin-bottom="0.21cm" fo:orphans="2" fo:widows="2" style:writing-mode="lr-tb"/>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Text_20_body">
      <style:paragraph-properties fo:margin-left="2.286cm" fo:margin-right="0cm" fo:text-indent="0cm" style:auto-text-indent="false"/>
    </style:style>
    <style:style style:name="P36" style:family="paragraph" style:parent-style-name="Text_20_body">
      <style:paragraph-properties fo:margin-left="2.286cm" fo:margin-right="0cm" fo:text-indent="0cm" style:auto-text-indent="false"/>
      <style:text-properties style:font-name="ProductusSemibold" fo:font-size="12pt"/>
    </style:style>
    <style:style style:name="P37" style:family="paragraph" style:parent-style-name="Text_20_body">
      <style:paragraph-properties fo:margin-left="2.286cm" fo:margin-right="0cm" fo:text-indent="0cm" style:auto-text-indent="false"/>
      <style:text-properties style:font-name="Proforma" fo:font-size="9pt"/>
    </style:style>
    <style:style style:name="P3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0"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1"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2" style:family="paragraph" style:parent-style-name="Body" style:list-style-name="L3"/>
    <style:style style:name="P43" style:family="paragraph" style:parent-style-name="Body" style:list-style-name="L4"/>
    <style:style style:name="P44" style:family="paragraph" style:parent-style-name="Body" style:list-style-name="L6"/>
    <style:style style:name="P45" style:family="paragraph" style:parent-style-name="Body" style:list-style-name="L7"/>
    <style:style style:name="P46" style:family="paragraph" style:parent-style-name="Body" style:list-style-name="L8"/>
    <style:style style:name="P47"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8" style:family="paragraph" style:parent-style-name="Heading_20_3">
      <style:text-properties fo:font-weight="bold" style:font-weight-asian="bold" style:font-weight-complex="bold"/>
    </style:style>
    <style:style style:name="P49" style:family="paragraph" style:parent-style-name="Definition_20_Term">
      <style:text-properties fo:language="en" fo:country="US" style:language-complex="ar" style:country-complex="SA"/>
    </style:style>
    <style:style style:name="P50" style:family="paragraph" style:parent-style-name="Text_20_body" style:list-style-name="L5"/>
    <style:style style:name="P51" style:family="paragraph" style:parent-style-name="Text_20_body" style:list-style-name="L2">
      <style:paragraph-properties fo:margin-left="4.572cm" fo:margin-right="0cm" fo:text-indent="-0.635cm" style:auto-text-indent="false"/>
    </style:style>
    <style:style style:name="P52" style:family="paragraph" style:parent-style-name="Heading_20_2">
      <style:text-properties fo:language="en" fo:country="US" style:language-complex="ar" style:country-complex="SA"/>
    </style:style>
    <style:style style:name="P53" style:family="paragraph" style:parent-style-name="Heading_20_1">
      <style:text-properties fo:language="en" fo:country="US" style:language-complex="ar" style:country-complex="SA"/>
    </style:style>
    <style:style style:name="P54" style:family="paragraph" style:parent-style-name="Heading_20_1">
      <style:paragraph-properties fo:break-before="page"/>
      <style:text-properties fo:language="en" fo:country="US" style:language-complex="ar" style:country-complex="SA"/>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weight="bold" style:font-weight-asian="bold" style:font-weight-complex="bold"/>
    </style:style>
    <style:style style:name="T4" style:family="text">
      <style:text-properties fo:color="#000000" style:font-name="Monaco" fo:font-size="11pt" style:font-name-asian="Monaco" style:font-size-asian="11pt" style:font-name-complex="Monaco" style:font-size-complex="11pt"/>
    </style:style>
    <style:style style:name="T5" style:family="text">
      <style:text-properties fo:color="#7f0055" fo:font-weight="bold" style:font-weight-asian="bold" style:font-weight-complex="bold"/>
    </style:style>
    <style:style style:name="T6" style:family="text">
      <style:text-properties style:font-name="Courier"/>
    </style:style>
    <style:style style:name="T7" style:family="text">
      <style:text-properties fo:language="en" fo:country="US" style:language-complex="ar" style:country-complex="SA"/>
    </style:style>
    <style:style style:name="T8" style:family="text">
      <style:text-properties fo:language="en" fo:country="US" fo:font-weight="bold" style:font-name-asian="Times New Roman" style:font-weight-asian="bold" style:font-name-complex="Times New Roman" style:language-complex="ar" style:country-complex="SA"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5fbf"/>
    </style:style>
    <style:style style:name="T15" style:family="text">
      <style:text-properties fo:color="#3f5fbf" style:text-underline-style="solid" style:text-underline-width="auto" style:text-underline-color="font-color"/>
    </style:style>
    <style:style style:name="T16" style:family="text">
      <style:text-properties fo:color="#3f5fbf" style:font-name="Monaco" style:font-name-asian="Monaco" style:font-name-complex="Monaco"/>
    </style:style>
    <style:style style:name="T17" style:family="text">
      <style:text-properties fo:color="#3f3fbf"/>
    </style:style>
    <style:style style:name="T18" style:family="text">
      <style:text-properties fo:color="#7f9fbf" fo:font-weight="bold" style:font-weight-asian="bold" style:font-weight-complex="bold"/>
    </style:style>
    <style:style style:name="T19" style:family="text">
      <style:text-properties style:font-name="Proforma" fo:font-size="9pt"/>
    </style:style>
    <style:style style:name="T20" style:family="text">
      <style:text-properties style:font-name="Proforma" fo:font-size="9pt" fo:font-style="italic"/>
    </style:style>
    <style:style style:name="T21" style:family="text">
      <style:text-properties style:font-name="ProductusOSGiBookc" fo:font-size="9pt"/>
    </style:style>
    <style:style style:name="T22" style:family="text">
      <style:text-properties style:font-name="Arial"/>
    </style:style>
    <style:style style:name="T23" style:family="text">
      <style:text-properties fo:color="#7f7f9f"/>
    </style:style>
    <style:style style:name="T24" style:family="text">
      <style:text-properties style:text-underline-style="solid" style:text-underline-width="auto" style:text-underline-color="font-color"/>
    </style:style>
    <style:style style:name="T2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office:automatic-styles>
  <office:body>
    <office:text text:use-soft-page-breaks="true">
      <office:forms form:automatic-focus="false" form:apply-design-mode="false"/>
      <text:tracked-changes>
        <text:changed-region xml:id="ct333949408" text:id="ct333949408">
          <text:insertion>
            <office:change-info>
              <dc:creator>Tim Ward</dc:creator>
              <dc:date>2014-03-03T09:10:00</dc:date>
            </office:change-info>
          </text:insertion>
        </text:changed-region>
        <text:changed-region xml:id="ct476380272" text:id="ct476380272">
          <text:insertion>
            <office:change-info>
              <dc:creator>Tim Ward</dc:creator>
              <dc:date>2014-03-03T09:10:00</dc:date>
            </office:change-info>
          </text:insertion>
        </text:changed-region>
        <text:changed-region xml:id="ct86364560" text:id="ct86364560">
          <text:insertion>
            <office:change-info>
              <dc:creator>Tim Ward</dc:creator>
              <dc:date>2014-03-03T09:10:00</dc:date>
            </office:change-info>
          </text:insertion>
        </text:changed-region>
        <text:changed-region xml:id="ct598891616" text:id="ct598891616">
          <text:insertion>
            <office:change-info>
              <dc:creator>Tim Ward</dc:creator>
              <dc:date>2014-03-03T09:11:00</dc:date>
            </office:change-info>
          </text:insertion>
        </text:changed-region>
        <text:changed-region xml:id="ct476749840" text:id="ct476749840">
          <text:insertion>
            <office:change-info>
              <dc:creator>Tim Ward</dc:creator>
              <dc:date>2014-03-03T09:15:00</dc:date>
            </office:change-info>
          </text:insertion>
        </text:changed-region>
        <text:changed-region xml:id="ct334229376" text:id="ct334229376">
          <text:insertion>
            <office:change-info>
              <dc:creator>Tim Ward</dc:creator>
              <dc:date>2014-03-03T09:16:00</dc:date>
            </office:change-info>
          </text:insertion>
        </text:changed-region>
        <text:changed-region xml:id="ct599101968" text:id="ct599101968">
          <text:insertion>
            <office:change-info>
              <dc:creator>Tim Ward</dc:creator>
              <dc:date>2014-03-03T09:17:00</dc:date>
            </office:change-info>
          </text:insertion>
        </text:changed-region>
        <text:changed-region xml:id="ct334027056" text:id="ct334027056">
          <text:insertion>
            <office:change-info>
              <dc:creator>Tim Ward</dc:creator>
              <dc:date>2014-03-03T09:18:00</dc:date>
            </office:change-info>
          </text:insertion>
        </text:changed-region>
        <text:changed-region xml:id="ct247649984" text:id="ct247649984">
          <text:insertion>
            <office:change-info>
              <dc:creator>Tim Ward</dc:creator>
              <dc:date>2014-03-03T09:19:00</dc:date>
            </office:change-info>
          </text:insertion>
        </text:changed-region>
        <text:changed-region xml:id="ct333777136" text:id="ct333777136">
          <text:insertion>
            <office:change-info>
              <dc:creator>Tim Ward</dc:creator>
              <dc:date>2014-03-03T09:20:00</dc:date>
            </office:change-info>
          </text:insertion>
        </text:changed-region>
        <text:changed-region xml:id="ct437872352" text:id="ct437872352">
          <text:insertion>
            <office:change-info>
              <dc:creator>Tim Ward</dc:creator>
              <dc:date>2014-03-03T09:21:00</dc:date>
            </office:change-info>
          </text:insertion>
        </text:changed-region>
        <text:changed-region xml:id="ct333657488" text:id="ct333657488">
          <text:insertion>
            <office:change-info>
              <dc:creator>Tim Ward</dc:creator>
              <dc:date>2014-03-03T09:24:00</dc:date>
            </office:change-info>
          </text:insertion>
        </text:changed-region>
        <text:changed-region xml:id="ct334322512" text:id="ct334322512">
          <text:insertion>
            <office:change-info>
              <dc:creator>Tim Ward</dc:creator>
              <dc:date>2014-03-03T09:25:00</dc:date>
            </office:change-info>
          </text:insertion>
        </text:changed-region>
        <text:changed-region xml:id="ct334283808" text:id="ct334283808">
          <text:insertion>
            <office:change-info>
              <dc:creator>Tim Ward</dc:creator>
              <dc:date>2014-03-03T09:26:00</dc:date>
            </office:change-info>
          </text:insertion>
        </text:changed-region>
        <text:changed-region xml:id="ct598891808" text:id="ct598891808">
          <text:insertion>
            <office:change-info>
              <dc:creator>Tim Ward</dc:creator>
              <dc:date>2014-03-03T09:33:00</dc:date>
            </office:change-info>
          </text:insertion>
        </text:changed-region>
        <text:changed-region xml:id="ct333900432" text:id="ct333900432">
          <text:insertion>
            <office:change-info>
              <dc:creator>Tim Ward</dc:creator>
              <dc:date>2014-03-03T09:34:00</dc:date>
            </office:change-info>
          </text:insertion>
        </text:changed-region>
        <text:changed-region xml:id="ct476368960" text:id="ct476368960">
          <text:insertion>
            <office:change-info>
              <dc:creator>Tim Ward</dc:creator>
              <dc:date>2014-03-03T09:35:00</dc:date>
            </office:change-info>
          </text:insertion>
        </text:changed-region>
        <text:changed-region xml:id="ct265819936" text:id="ct265819936">
          <text:insertion>
            <office:change-info>
              <dc:creator>Tim Ward</dc:creator>
              <dc:date>2014-03-03T09:27:00</dc:date>
            </office:change-info>
          </text:insertion>
        </text:changed-region>
        <text:changed-region xml:id="ct334066832" text:id="ct334066832">
          <text:insertion>
            <office:change-info>
              <dc:creator>Tim Ward</dc:creator>
              <dc:date>2014-03-03T09:28:00</dc:date>
            </office:change-info>
          </text:insertion>
        </text:changed-region>
        <text:changed-region xml:id="ct250390000" text:id="ct250390000">
          <text:insertion>
            <office:change-info>
              <dc:creator>Tim Ward</dc:creator>
              <dc:date>2014-03-03T09:29:00</dc:date>
            </office:change-info>
          </text:insertion>
        </text:changed-region>
        <text:changed-region xml:id="ct333718880" text:id="ct333718880">
          <text:insertion>
            <office:change-info>
              <dc:creator>Tim Ward</dc:creator>
              <dc:date>2014-03-03T09:12:00</dc:date>
            </office:change-info>
          </text:insertion>
        </text:changed-region>
        <text:changed-region xml:id="ct334189664" text:id="ct334189664">
          <text:insertion>
            <office:change-info>
              <dc:creator>Tim Ward</dc:creator>
              <dc:date>2014-03-03T09:13:00</dc:date>
            </office:change-info>
          </text:insertion>
        </text:changed-region>
        <text:changed-region xml:id="ct599187824" text:id="ct599187824">
          <text:insertion>
            <office:change-info>
              <dc:creator>Tim Ward</dc:creator>
              <dc:date>2014-03-03T0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3" text:anchor-type="paragraph" svg:width="17.78cm" svg:height="7.893cm" draw:z-index="0"><draw:image xlink:href="Pictures/1000020100000427000001D8328612BC.png" xlink:type="simple" xlink:show="embed" xlink:actuate="onLoad"/></draw:frame></text:p>
      <text:p text:style-name="P26"><text:user-defined style:data-style-name="N0" text:name="RFC Title">RFC 203 – Remote Service Admin 1.1</text:user-defined></text:p>
      <text:p text:style-name="P26"><text:span text:style-name="T9">Draft<text:line-break/><text:line-break/></text:span><text:span text:style-name="T9"><text:page-count style:num-format="1">16</text:page-count></text:span><text:span text:style-name="T9"> Pages</text:span></text:p>
      <text:p text:style-name="P27"/>
      <text:p text:style-name="P24">Abstract</text:p>
      <text:p text:style-name="P23">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3"/>
      <text:h text:style-name="P54" text:outline-level="1" text:restart-numbering="true" text:start-value="-1">Document Information</text:h>
      <text:h text:style-name="P52" text:outline-level="2">License</text:h>
      <text:p text:style-name="P16">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5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9">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9">1 Introduction<text:tab/>4</text:p>
          <text:p text:style-name="P29">2 Application Domain<text:tab/>5</text:p>
          <text:p text:style-name="P29">3 Problem Description<text:tab/>5</text:p>
          <text:p text:style-name="P29">4 Requirements<text:tab/>5</text:p>
          <text:p text:style-name="P29">5 Technical Solution<text:tab/>5</text:p>
          <text:p text:style-name="P29">6 Data Transfer Objects<text:tab/>6</text:p>
          <text:p text:style-name="P29">7 Javadoc<text:tab/>6</text:p>
          <text:p text:style-name="P29">8 Considered Alternatives<text:tab/>6</text:p>
          <text:p text:style-name="P29"><text:soft-page-break/>9 Security Considerations<text:tab/>7</text:p>
          <text:p text:style-name="P29">10 Document Support<text:tab/>7</text:p>
          <text:p text:style-name="P28">10.1 References<text:tab/>7</text:p>
          <text:p text:style-name="P28">10.2 Author’s Address<text:tab/>7</text:p>
          <text:p text:style-name="P28">10.3 Acronyms and Abbreviations<text:tab/>7</text:p>
          <text:p text:style-name="P28">10.4 End of Document<text:tab/>7</text:p>
        </text:index-body>
      </text:table-of-content>
      <text:p text:style-name="P15"/>
      <text:h text:style-name="P52"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10">Source code is shown in this typeface</text:span>.</text:p>
      <text:h text:style-name="P52"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0.1</text:p>
          </table:table-cell>
          <table:table-cell table:style-name="Table1.B3" office:value-type="string">
            <text:p text:style-name="CellBody">September, 2013</text:p>
          </table:table-cell>
          <table:table-cell table:style-name="Table1.C3" office:value-type="string">
            <text:p text:style-name="CellBody">Post September F2F discussion - add the new “update” methods to the ExportRegistration and ImportRegistration</text:p>
          </table:table-cell>
        </table:table-row>
        <table:table-row table:style-name="Table1.2">
          <table:table-cell table:style-name="Table1.A3" office:value-type="float" office:value="0.2">
            <text:p text:style-name="CellBody">0.2</text:p>
          </table:table-cell>
          <table:table-cell table:style-name="Table1.B3" office:value-type="string">
            <text:p text:style-name="CellBody">September, 2013</text:p>
          </table:table-cell>
          <table:table-cell table:style-name="Table1.C3" office:value-type="string">
            <text:p text:style-name="CellBody">Clarify the uniqueness requirements for endpoint ids, include community feedback</text:p>
          </table:table-cell>
        </table:table-row>
        <table:table-row table:style-name="Table1.2">
          <table:table-cell table:style-name="Table1.A3" office:value-type="float" office:value="0.3">
            <text:p text:style-name="CellBody">0.3</text:p>
          </table:table-cell>
          <table:table-cell table:style-name="Table1.B3" office:value-type="string">
            <text:p text:style-name="CellBody">October, 2013</text:p>
          </table:table-cell>
          <table:table-cell table:style-name="Table1.C3" office:value-type="string">
            <text:p text:style-name="CellBody">Update based on comments from 23/10 EEG call. Restructure sections to place background information in section 3. No changes to content.</text:p>
          </table:table-cell>
        </table:table-row>
        <table:table-row table:style-name="Table1.2">
          <table:table-cell table:style-name="Table1.A3" office:value-type="float" office:value="0.4">
            <text:p text:style-name="CellBody">0.4</text:p>
          </table:table-cell>
          <table:table-cell table:style-name="Table1.B3" office:value-type="string">
            <text:p text:style-name="CellBody">November, 2013</text:p>
          </table:table-cell>
          <table:table-cell table:style-name="Table1.C3" office:value-type="string">
            <text:p text:style-name="CellBody">Remove unused sections</text:p>
          </table:table-cell>
        </table:table-row>
        <table:table-row table:style-name="Table1.2">
          <table:table-cell table:style-name="Table1.B3" office:value-type="string">
            <text:p text:style-name="CellBody">0.5</text:p>
          </table:table-cell>
          <table:table-cell table:style-name="Table1.B3" office:value-type="string">
            <text:p text:style-name="CellBody">December, 2013</text:p>
          </table:table-cell>
          <table:table-cell table:style-name="Table1.C3" office:value-type="string">
            <text:p text:style-name="CellBody">Update Namespaces to separate out the extender section. Use three separate namespaces for the RSA actor capabilities</text:p>
          </table:table-cell>
        </table:table-row>
        <table:table-row table:style-name="Table1.2">
          <table:table-cell table:style-name="Table1.B3" office:value-type="string">
            <text:p text:style-name="CellBody">0.6</text:p>
          </table:table-cell>
          <table:table-cell table:style-name="Table1.B3" office:value-type="string">
            <text:p text:style-name="CellBody">February, 2014</text:p>
          </table:table-cell>
          <table:table-cell table:style-name="Table1.C3" office:value-type="string">
            <text:p text:style-name="CellBody">Update JavaDoc post Austin F2F. Minor changes to address bugs raised by RI and CT teams</text:p>
          </table:table-cell>
        </table:table-row>
        <table:table-row table:style-name="Table1.2">
          <table:table-cell table:style-name="Table1.B3" office:value-type="string">
            <text:p text:style-name="CellBody"><text:change-start text:change-id="ct333949408"/>0.7<text:change-end text:change-id="ct333949408"/></text:p>
          </table:table-cell>
          <table:table-cell table:style-name="Table1.B3" office:value-type="string">
            <text:p text:style-name="CellBody"><text:change-start text:change-id="ct476380272"/>March, 2014<text:change-end text:change-id="ct476380272"/></text:p>
          </table:table-cell>
          <table:table-cell table:style-name="Table1.C3" office:value-type="string">
            <text:p text:style-name="CellBody"><text:change-start text:change-id="ct86364560"/>Add clarifications as to the required property update s<text:change-end text:change-id="ct86364560"/><text:change-start text:change-id="ct598891616"/>upport required from distribution providers<text:change-end text:change-id="ct598891616"/></text:p>
          </table:table-cell>
        </table:table-row>
      </table:table>
      <text:p text:style-name="P15"/>
      <text:h text:style-name="P53" text:outline-level="1"><text:soft-page-break/>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53" text:outline-level="1">Application Domain</text:h>
      <text:p text:style-name="Body">This RFC relates to the domain of remote OSGi Services, specifically the Remote Service Admin specification.</text:p>
      <text:h text:style-name="P53" text:outline-level="1">Problem Description</text:h>
      <text:p text:style-name="Body">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Heading_20_2" text:outline-level="2"><text:soft-page-break/>Notifying the Distribution Provider of updates</text:h>
      <text:p text:style-name="Standard">In the Remote Service Admin specification the Topology Manager is responsible for interacting <text:span text:style-name="T2">with</text:span> RSA distribution providers. In RSA 1.0 this was broadly limited to creating and closing ImportRegistration <text:span text:style-name="T2">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1265235616501566338" text:style-name="L1">
        <text:list-item>
          <text:p text:style-name="P41">It is then responsible for notifying Discovery services of any changes to an exported endpoint</text:p>
        </text:list-item>
      </text:list>
      <text:p text:style-name="P17">or</text:p>
      <text:list xml:id="list1224069800" text:continue-numbering="true" text:style-name="L1">
        <text:list-item>
          <text:p text:style-name="P41">The topology manager is the component that is notified of changes to a remote endpoint via Discovery announcements.</text:p>
        </text:list-item>
      </text:list>
      <text:h text:style-name="Heading_20_2" text:outline-level="2">Clarifying Endpoint Id Uniqueness</text:h>
      <text:p text:style-name="Body">The following is an extract from the OSGi R5 compendium:</text:p>
      <text:p text:style-name="P36">122.4.3 Endpoint Id </text:p>
      <text:p text:style-name="P35">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35">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35"><text:span text:style-name="T19">Two Endpoint Descriptions are deemed equal when their Endpoint Id is equal. The Endpoint Id is a mandatory property of an Endpoint Description, it is further described at </text:span><text:span text:style-name="T20">Endpoint Id </text:span><text:span text:style-name="T19">on page 709. The hash code is therefore also based on the Endpoint Id. </text:span></text:p>
      <text:p text:style-name="P36">122.4.1 Validity </text:p>
      <text:p text:style-name="P37">A valid Endpoint Description must at least satisfy the following assertions: </text:p>
      <text:list xml:id="list4073558371656977403" text:style-name="L2">
        <text:list-item>
          <text:p text:style-name="P51"><text:span text:style-name="T19">It must have a non-</text:span><text:span text:style-name="T21">null </text:span><text:span text:style-name="T19">Id that uniquely identifies the Endpoint </text:span></text:p>
        </text:list-item>
      </text:list>
      <text:p text:style-name="Body"/>
      <text:p text:style-name="Body">The extracts above are sufficient to require that:</text:p>
      <text:list xml:id="list6662667487883829152" text:style-name="L3">
        <text:list-item>
          <text:p text:style-name="P42">The Endpoint Id is opaque, and has no declared format or syntax</text:p>
        </text:list-item>
        <text:list-item>
          <text:p text:style-name="P42">The Endpoint Id defines the identity of an EndpointDescription, regardless of its other properties</text:p>
        </text:list-item>
        <text:list-item>
          <text:p text:style-name="P42">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text:soft-page-break/>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7695989064366413857" text:style-name="L4">
        <text:list-item>
          <text:p text:style-name="P43">Portable Discovery Providers can only use the EndpointDescription Id to determine which endpoint is being announced, updated or revoked. This applies both when being notified of local and remote events.</text:p>
        </text:list-item>
        <text:list-item>
          <text:p text:style-name="P43">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p>
      <text:h text:style-name="Heading_20_2" text:outline-level="2">Make Event property names consistent</text:h>
      <text:p text:style-name="Body">In section 122.7.1 of RSA 1.0 the specification defined property mappings for mapping RemoteServiceAdminEvent objects to OSGi Event Admin events. This includes the following:</text:p>
      <text:list xml:id="list3503855696133981003" text:style-name="L5">
        <text:list-item>
          <text:p text:style-name="P50"><text:span text:style-name="T21">c a u s e </text:span><text:span text:style-name="T19">– The exception, if present. </text:span></text:p>
        </text:list-item>
      </text:list>
      <text:p text:style-name="Body">The constant “cause” does not match the normal pattern used by Event Admin, which would normally use the String “exception” as a key. There is also no constant defined by Remote Service Admin for “cause”.</text:p>
      <text:h text:style-name="Heading_20_2" text:outline-level="2">Define capability namespaces for RSA components</text:h>
      <text:p text:style-name="Body">The Remote Services Admin specification defines multiple actors. Discovery providers, Distribution Providers and Topology Managers. There is also an extender defined for consuming “local” XML endpoint descriptions from inside bundles.</text:p>
      <text:p text:style-name="Body"><text:soft-page-break/>These actors should provide well-defined capabilities so that they can be easily located in a repository, and to enable simpler provisioning of implementations. The local discovery extender should also define a capability in the osgi.extender namespace.</text:p>
      <text:h text:style-name="P53" text:outline-level="1">Requirements</text:h>
      <text:p text:style-name="Body">RSA01 – The Solution MUST define a mechanism to provide Endpoint Listeners with a notification when an endpoint was modified.</text:p>
      <text:p text:style-name="Body">RSA02 <text:span text:style-name="T2">–</text:span> The Solution SHOULD allow a Topology Manager to update the service properties an Exported or Imported Service without unregistering it. This may not be possible if the configuration type or access intent of the service changes.</text:p>
      <text:h text:style-name="P53" text:outline-level="1">Technical Solution</text:h>
      <text:h text:style-name="Heading_20_2" text:outline-level="2">Discovering Remote Service Updates</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p text:style-name="Standard"/>
      <text:h text:style-name="Heading_20_3" text:outline-level="3"><text:span text:style-name="T8">Backward</text:span><text:span text:style-name="T11"> compatibility</text:span></text:h>
      <text:p text:style-name="P33">The existing EndpointListener interface sends a endpointRemoved() callback followed by an endpointAdded() callback in case an endpoint registration has changed (<text:span text:style-name="T2">e.g. properties added or removed). The EndpointListener interface will continue to behave this way.</text:span></text:p>
      <text:p text:style-name="P34"/>
      <text:h text:style-name="Heading_20_3" text:outline-level="3">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text:span text:style-name="T5">public</text:span><text:span text:style-name="T1"> </text:span><text:span text:style-name="T5">interface</text:span><text:span text:style-name="T1"> EndpointEventListener {</text:span></text:p>
      <text:p text:style-name="P2"><text:span text:style-name="T3"><text:s text:c="2"/></text:span><text:span text:style-name="T5">void</text:span><text:span text:style-name="T1"> endpointChanged(EndpointEvent event, String filter);</text:span></text:p>
      <text:p text:style-name="P4">}</text:p>
      <text:p text:style-name="P2"/>
      <text:p text:style-name="P2"><text:soft-page-break/><text:span text:style-name="T5">public</text:span><text:span text:style-name="T1"> </text:span><text:span text:style-name="T5">class</text:span><text:span text:style-name="T1"> EndpointEvent {</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ADDED</text:span><text:span text:style-name="T1"> = 0x00000001;</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REMOVED</text:span><text:span text:style-name="T1"> = 0x00000002;</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MODIFIED</text:span><text:span text:style-name="T1"> = 0x00000004;</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MODIFIED_ENDMATCH</text:span><text:span text:style-name="T1"> = 0x00000008;</text:span></text:p>
      <text:p text:style-name="P2"/>
      <text:p text:style-name="P2"><text:span text:style-name="T1"><text:s text:c="2"/></text:span><text:span text:style-name="T5">private</text:span><text:span text:style-name="T1"> </text:span><text:span text:style-name="T5">final</text:span><text:span text:style-name="T1"> EndpointDescription </text:span><text:span text:style-name="T12">endpoint</text:span><text:span text:style-name="T1">;</text:span></text:p>
      <text:p text:style-name="P2"><text:span text:style-name="T1"><text:s text:c="2"/></text:span><text:span text:style-name="T5">private</text:span><text:span text:style-name="T1"> </text:span><text:span text:style-name="T5">final</text:span><text:span text:style-name="T1"> </text:span><text:span text:style-name="T5">int</text:span><text:span text:style-name="T1"> </text:span><text:span text:style-name="T12">type</text:span><text:span text:style-name="T1">;</text:span></text:p>
      <text:p text:style-name="P2"/>
      <text:p text:style-name="P2"><text:span text:style-name="T1"><text:s text:c="2"/></text:span><text:span text:style-name="T5">public</text:span><text:span text:style-name="T1"> EndpointEvent(</text:span><text:span text:style-name="T5">int</text:span><text:span text:style-name="T1"> type, EndpointDescription endpoint</text:span><text:span text:style-name="T1">) {</text:span></text:p>
      <text:p text:style-name="P2"><text:span text:style-name="T1"><text:s text:c="4"/></text:span><text:span text:style-name="T5">super</text:span><text:span text:style-name="T1">(endpoint);</text:span></text:p>
      <text:p text:style-name="P2"><text:span text:style-name="T1"><text:s text:c="4"/></text:span><text:span text:style-name="T5">this</text:span><text:span text:style-name="T1">.</text:span><text:span text:style-name="T12">endpoint</text:span><text:span text:style-name="T1"> = endpoint;</text:span></text:p>
      <text:p text:style-name="P2"><text:span text:style-name="T1"><text:s text:c="4"/></text:span><text:span text:style-name="T5">this</text:span><text:span text:style-name="T1">.</text:span><text:span text:style-name="T12">type</text:span><text:span text:style-name="T1"> = type;</text:span></text:p>
      <text:p text:style-name="P4"><text:s text:c="2"/>}</text:p>
      <text:p text:style-name="P2"/>
      <text:p text:style-name="P2"><text:span text:style-name="T1"><text:s text:c="2"/></text:span><text:span text:style-name="T5">public</text:span><text:span text:style-name="T1"> EndpointDescription getEndpoint() {</text:span></text:p>
      <text:p text:style-name="P2"><text:span text:style-name="T1"><text:s text:c="4"/></text:span><text:span text:style-name="T5">return</text:span><text:span text:style-name="T1"> </text:span><text:span text:style-name="T12">endpoint</text:span><text:span text:style-name="T1">;</text:span></text:p>
      <text:p text:style-name="P4"><text:s text:c="2"/>}</text:p>
      <text:p text:style-name="P2"/>
      <text:p text:style-name="P2"><text:span text:style-name="T1"><text:s text:c="2"/></text:span><text:span text:style-name="T5">public</text:span><text:span text:style-name="T1"> </text:span><text:span text:style-name="T5">int</text:span><text:span text:style-name="T1"> getType() {</text:span></text:p>
      <text:p text:style-name="P2"><text:span text:style-name="T1"><text:s text:c="4"/></text:span><text:span text:style-name="T5">return</text:span><text:span text:style-name="T1"> </text:span><text:span text:style-name="T12">type</text:span><text:span text:style-name="T1">;</text:span></text:p>
      <text:p text:style-name="P4"><text:s text:c="2"/>}</text:p>
      <text:p text:style-name="P4">}</text:p>
      <text:h text:style-name="Heading_20_2" text:outline-level="2">Updating Exported and Imported Services</text:h>
      <text:p text:style-name="P17">To support requirement RSA02 cases it is necessary to add update methods to both ImportRegistration and ExportRegistration. As these are “provider types” that should only be implemented by RSA Distribution providers this represents a minor change to the RSA API.<text:change-start text:change-id="ct476749840"/></text:p>
      <text:p text:style-name="P17"><text:change-end text:change-id="ct476749840"/><text:change-start text:change-id="ct334229376"/>Remote Service updates are intended to address the situation where one or more service properties<text:change-end text:change-id="ct334229376"/><text:change-start text:change-id="ct599101968"/> have changed on a remotable service without making it appear as though the service has be<text:change-end text:change-id="ct599101968"/><text:change-start text:change-id="ct334027056"/>come unavailable. This requires that the exporting distribution provider and the importing distribution provider support the cha<text:change-end text:change-id="ct334027056"/><text:change-start text:change-id="ct247649984"/>nging of properties. In the RSA specification there are two types of service properties. The first type are properties that are intended to be consumed by the distribution provider, su<text:change-end text:change-id="ct247649984"/><text:change-start text:change-id="ct333777136"/>ch as:</text:p>
      <text:list xml:id="list6224863566847406826" text:style-name="L8">
        <text:list-item>
          <text:p text:style-name="P46"><text:span text:style-name="T2">The exported configuration types</text:span></text:p>
        </text:list-item>
        <text:list-item>
          <text:p text:style-name="P46"><text:span text:style-name="T2">The exported interfaces</text:span></text:p>
        </text:list-item>
        <text:list-item>
          <text:p text:style-name="P46"><text:span text:style-name="T2"><text:s/>configuration type specific properties</text:span></text:p>
        </text:list-item>
        <text:list-item>
          <text:p text:style-name="P46"><text:span text:style-name="T2"><text:s/>ex</text:span><text:change-end text:change-id="ct333777136"/><text:change-start text:change-id="ct437872352"/><text:span text:style-name="T2">ported intents</text:span></text:p>
        </text:list-item>
      </text:list>
      <text:p text:style-name="Body"><text:span text:style-name="T2">We will refer to the second type of service properties as “general” service properties</text:span><text:change-end text:change-id="ct437872352"/><text:change-start text:change-id="ct333657488"/><text:span text:style-name="T2">. These are typically used to communicate information to the consumer of the service, and not interpreted</text:span><text:change-end text:change-id="ct333657488"/><text:change-start text:change-id="ct334322512"/><text:span text:style-name="T2"> by the distribution provider.</text:span></text:p>
      <text:p text:style-name="P17">The Remote Service Admin<text:change-end text:change-id="ct334322512"/><text:change-start text:change-id="ct334283808"/> 1.1 specification requires that distribution providers MUST support the update of general service properties, both when exporting and importing<text:change-end text:change-id="ct334283808"/><text:change-start text:change-id="ct598891808"/>. <text:change-end text:change-id="ct598891808"/><text:change-start text:change-id="ct333900432"/>Distribution Providers MAY fail an update of a general service property<text:change-end text:change-id="ct333900432"/><text:change-start text:change-id="ct476368960"/> if its value is not one of the OSGi scalar types<text:change-end text:change-id="ct476368960"/><text:change-start text:change-id="ct265819936"/>. Distribution providers MAY also support <text:soft-page-break/>updates to other properties<text:change-end text:change-id="ct265819936"/><text:change-start text:change-id="ct334066832"/>. If an unsupported property update is requested then the distribution provider MUST fail the export<text:change-end text:change-id="ct334066832"/><text:change-start text:change-id="ct250390000"/>/import operation.<text:change-end text:change-id="ct250390000"/></text:p>
      <text:h text:style-name="P47" text:outline-level="3">ExportRegistration</text:h>
      <text:p text:style-name="Body"><text:span text:style-name="T2">The ExportRegistration represents a</text:span><text:span text:style-name="T2">n OSGi service that has been exported by a Distribution Provider. It is the Topology Manager's role to track and manage which services are exported</text:span><text:span text:style-name="T2">, therefore an update method should be added to this interface. The Topology Manager should also have an oppor</text:span><text:span text:style-name="T2">tunity to change the set of </text:span><text:span text:style-name="T2">properties that were passed when originally creating the ExportRegistration</text:span></text:p>
      <text:p text:style-name="P3"/>
      <text:p text:style-name="P3"><text:span text:style-name="T1"><text:tab/></text:span><text:span text:style-name="T4"><text:tab/></text:span></text:p>
      <text:p text:style-name="P3"><text:span text:style-name="T4"><text:tab/></text:span><text:span text:style-name="T16">/**</text:span></text:p>
      <text:p text:style-name="P3"><text:span text:style-name="T14"><text:tab/> * Update the </text:span><text:span text:style-name="T15">endpoint</text:span><text:span text:style-name="T14"> represented by this </text:span><text:span text:style-name="T17">{@link ExportRegistration}</text:span><text:span text:style-name="T14"> and</text:span></text:p>
      <text:p text:style-name="P3"><text:span text:style-name="T14"><text:tab/> * return an updated </text:span><text:span text:style-name="T17">{@link EndpointDescription}</text:span><text:span text:style-name="T14">. If this method returns an</text:span></text:p>
      <text:p text:style-name="P3"><text:span text:style-name="T14"><text:tab/> * updated </text:span><text:span text:style-name="T17">{@link EndpointDescription}</text:span><text:span text:style-name="T14">, then the object returned via</text:span></text:p>
      <text:p text:style-name="P3"><text:span text:style-name="T14"><text:tab/> * </text:span><text:span text:style-name="T17">{@link #getExportReference()}</text:span><text:span text:style-name="T14"> must also have been updated to return this</text:span></text:p>
      <text:p text:style-name="P6"><text:tab/> * new object. If this method does not return an updated</text:p>
      <text:p text:style-name="P3"><text:span text:style-name="T14"><text:tab/> * </text:span><text:span text:style-name="T17">{@link EndpointDescription}</text:span><text:span text:style-name="T14"> then the object returned via</text:span></text:p>
      <text:p text:style-name="P3"><text:span text:style-name="T14"><text:tab/> * </text:span><text:span text:style-name="T17">{@link #getExportReference()}</text:span><text:span text:style-name="T14"> should remain unchanged.</text:span></text:p>
      <text:p text:style-name="P6"><text:tab/> * </text:p>
      <text:p text:style-name="P3"><text:span text:style-name="T14"><text:tab/> * When creating the updated </text:span><text:span text:style-name="T17">{@link EndpointDescription}</text:span><text:span text:style-name="T14"> the</text:span></text:p>
      <text:p text:style-name="P3"><text:span text:style-name="T14"><text:tab/> * </text:span><text:span text:style-name="T17">{@link ServiceReference}</text:span><text:span text:style-name="T14"> originally passed to</text:span></text:p>
      <text:p text:style-name="P3"><text:span text:style-name="T14"><text:tab/> * </text:span><text:span text:style-name="T17">{@link RemoteServiceAdmin#exportService(ServiceReference, Map)}</text:span><text:span text:style-name="T14"> must be</text:span></text:p>
      <text:p text:style-name="P6"><text:tab/> * queried to pick up any changes to its service properties.</text:p>
      <text:p text:style-name="P6"><text:tab/> * </text:p>
      <text:p text:style-name="P6"><text:tab/> * If this argument is null then the original properties passed when</text:p>
      <text:p text:style-name="P6"><text:tab/> * creating this ExportRegistration should be used when constructing the</text:p>
      <text:p text:style-name="P3"><text:span text:style-name="T14"><text:tab/> * updated </text:span><text:span text:style-name="T17">{@link EndpointDescription}</text:span><text:span text:style-name="T14">. Otherwise the new properties should</text:span></text:p>
      <text:p text:style-name="P6"><text:tab/> * be used, and replace the original properties for subsequent calls to the</text:p>
      <text:p text:style-name="P6"><text:tab/> * update method.</text:p>
      <text:p text:style-name="P6"><text:tab/> * </text:p>
      <text:p text:style-name="P3"><text:span text:style-name="T14"><text:tab/> * </text:span><text:span text:style-name="T18">@param</text:span><text:span text:style-name="T14"> properties properties to be merged with the current service</text:span></text:p>
      <text:p text:style-name="P3"><text:span text:style-name="T14"><text:tab/> * <text:s text:c="7"/>properties for the </text:span><text:span text:style-name="T17">{@link ServiceReference}</text:span><text:span text:style-name="T14"> represented by this</text:span></text:p>
      <text:p text:style-name="P3"><text:span text:style-name="T14"><text:tab/> * <text:s text:c="7"/></text:span><text:span text:style-name="T17">{@link ExportRegistration}</text:span><text:span text:style-name="T14">. If null is passed then the original</text:span></text:p>
      <text:p text:style-name="P6"><text:tab/> * <text:s text:c="7"/>properties passed to</text:p>
      <text:p text:style-name="P3"><text:span text:style-name="T14"><text:tab/> * <text:s text:c="7"/></text:span><text:span text:style-name="T17">{@link RemoteServiceAdmin#exportService(ServiceReference, Map)}</text:span></text:p>
      <text:p text:style-name="P6"><text:tab/> * <text:s text:c="7"/>will be used.</text:p>
      <text:p text:style-name="P3"><text:span text:style-name="T14"><text:tab/> * </text:span><text:span text:style-name="T18">@return</text:span><text:span text:style-name="T14"> The updated </text:span><text:span text:style-name="T17">{@link EndpointDescription}</text:span><text:span text:style-name="T14"> for this registration or</text:span></text:p>
      <text:p text:style-name="P6"><text:tab/> * <text:s text:c="8"/>null if there was a failure updating the <text:span text:style-name="T24">endpoint</text:span>. If a failure</text:p>
      <text:p text:style-name="P3"><text:span text:style-name="T14"><text:tab/> * <text:s text:c="8"/>occurs then it can be accessed using </text:span><text:span text:style-name="T17">{@link #getException()}</text:span><text:span text:style-name="T14">.</text:span></text:p>
      <text:p text:style-name="P3"><text:span text:style-name="T14"><text:tab/> * </text:span><text:span text:style-name="T18">@throws</text:span><text:span text:style-name="T14"> IllegalStateException If this registration is closed, or when</text:span></text:p>
      <text:p text:style-name="P6"><text:tab/> * <text:s text:c="8"/>this registration was not properly initialized. See</text:p>
      <text:p text:style-name="P3"><text:span text:style-name="T14"><text:tab/> * <text:s text:c="8"/></text:span><text:span text:style-name="T17">{@link #getException()}</text:span><text:span text:style-name="T14">.</text:span></text:p>
      <text:p text:style-name="P6"><text:tab/> * </text:p>
      <text:p text:style-name="P3"><text:span text:style-name="T14"><text:tab/> * </text:span><text:span text:style-name="T18">@since</text:span><text:span text:style-name="T14"> 1.1</text:span></text:p>
      <text:p text:style-name="P6"><text:tab/> */</text:p>
      <text:p text:style-name="P5"><text:tab/>EndpointDescription update(Map&lt;String, ?&gt; properties);</text:p>
      <text:p text:style-name="P5"/>
      <text:h text:style-name="P47" text:outline-level="3">ImportRegistration</text:h>
      <text:p text:style-name="P17">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text:change-start text:change-id="ct333718880"/> When an ImportRegistration <text:soft-page-break/>is updated<text:change-end text:change-id="ct333718880"/><text:change-start text:change-id="ct334189664"/> it MUST NOT create a new ServiceRegistration for the endpoint, i.e. the local service r<text:change-end text:change-id="ct334189664"/><text:change-start text:change-id="ct599187824"/>egistry should experience no interruption of service, and the updated service should have the same service id before and after the update. If this is not possible then the update MUST fail.<text:change-end text:change-id="ct599187824"/></text:p>
      <text:p text:style-name="P3"/>
      <text:p text:style-name="P3"><text:span text:style-name="T1"><text:tab/></text:span><text:span text:style-name="T16">/**</text:span></text:p>
      <text:p text:style-name="P3"><text:span text:style-name="T14"><text:tab/> * Update the local service represented by this </text:span><text:span text:style-name="T17">{@link ImportRegistration}</text:span><text:span text:style-name="T14">.</text:span></text:p>
      <text:p text:style-name="P3"><text:span text:style-name="T14"><text:tab/> * After this method returns the </text:span><text:span text:style-name="T17">{@link EndpointDescription}</text:span><text:span text:style-name="T14"> returned via</text:span></text:p>
      <text:p text:style-name="P3"><text:span text:style-name="T14"><text:tab/> * </text:span><text:span text:style-name="T17">{@link #getImportReference()}</text:span><text:span text:style-name="T14"> must have been updated.</text:span></text:p>
      <text:p text:style-name="P6"><text:tab/> * </text:p>
      <text:p text:style-name="P3"><text:span text:style-name="T14"><text:tab/> * </text:span><text:span text:style-name="T18">@param</text:span><text:span text:style-name="T14"> endpoint The updated </text:span><text:span text:style-name="T15">endpoint</text:span></text:p>
      <text:p text:style-name="P6"><text:tab/> * </text:p>
      <text:p text:style-name="P3"><text:span text:style-name="T14"><text:tab/> * </text:span><text:span text:style-name="T18">@return</text:span><text:span text:style-name="T14"> </text:span><text:span text:style-name="T23">&lt;code&gt;</text:span><text:span text:style-name="T14">true</text:span><text:span text:style-name="T23">&lt;/code&gt;</text:span><text:span text:style-name="T14"> if the </text:span><text:span text:style-name="T15">endpoint</text:span><text:span text:style-name="T14"> was successfully updated,</text:span></text:p>
      <text:p text:style-name="P3"><text:span text:style-name="T14"><text:tab/> * <text:s text:c="8"/></text:span><text:span text:style-name="T23">&lt;code&gt;</text:span><text:span text:style-name="T14">false</text:span><text:span text:style-name="T23">&lt;/code&gt;</text:span><text:span text:style-name="T14"> otherwise. If the update fails then the</text:span></text:p>
      <text:p text:style-name="P3"><text:span text:style-name="T14"><text:tab/> * <text:s text:c="8"/>failure can be retrieved from </text:span><text:span text:style-name="T17">{@link #getException()}</text:span><text:span text:style-name="T14">.</text:span></text:p>
      <text:p text:style-name="P6"><text:tab/> * </text:p>
      <text:p text:style-name="P3"><text:span text:style-name="T14"><text:tab/> * </text:span><text:span text:style-name="T18">@throws</text:span><text:span text:style-name="T14"> IllegalStateException When this registration is closed, or if it</text:span></text:p>
      <text:p text:style-name="P3"><text:span text:style-name="T14"><text:tab/> * <text:s text:c="8"/>was not properly initialized. See </text:span><text:span text:style-name="T17">{@link #getException()}</text:span><text:span text:style-name="T14">.</text:span></text:p>
      <text:p text:style-name="P3"><text:span text:style-name="T14"><text:tab/> * </text:span><text:span text:style-name="T18">@throws</text:span><text:span text:style-name="T14"> IllegalArgumentException When the supplied</text:span></text:p>
      <text:p text:style-name="P3"><text:span text:style-name="T14"><text:tab/> * <text:s text:c="8"/></text:span><text:span text:style-name="T17">{@link EndpointDescription}</text:span><text:span text:style-name="T14"> does not represent the same </text:span><text:span text:style-name="T15">endpoint</text:span></text:p>
      <text:p text:style-name="P3"><text:span text:style-name="T14"><text:tab/> * <text:s text:c="8"/>as this </text:span><text:span text:style-name="T17">{@link ImportRegistration}</text:span><text:span text:style-name="T14">.</text:span></text:p>
      <text:p text:style-name="P6"><text:tab/> * </text:p>
      <text:p text:style-name="P3"><text:span text:style-name="T14"><text:tab/> * </text:span><text:span text:style-name="T18">@since</text:span><text:span text:style-name="T14"> 1.1</text:span></text:p>
      <text:p text:style-name="P6"><text:tab/> */</text:p>
      <text:p text:style-name="P3"><text:span text:style-name="T1"><text:tab/></text:span><text:span text:style-name="T5">boolean</text:span><text:span text:style-name="T1"> update(EndpointDescription endpoint);</text:span></text:p>
      <text:p text:style-name="P5"/>
      <text:h text:style-name="Heading_20_3" text:outline-level="3">Update events for RemoteServiceAdmin</text:h>
      <text:p text:style-name="Body">The Remote Service Admin specification defines RemoteServiceAdminEvent and RemoteServiceAdminEventListener types which are used to provide notifications when Endpoints are added and removed. This RFC defines two new event types, one for ExportRegistration update, and one for ImportRegistration update. These events should be issued when the relevant update succeeds. If an update fails either with an error or a warning, then the relavant error or warning event should be issued.</text:p>
      <text:p text:style-name="Body"/>
      <text:h text:style-name="Heading_20_2" text:outline-level="2">Clarify the uniqueness of EndpointDescription Id Strings</text:h>
      <text:p text:style-name="P35"/>
      <text:p text:style-name="P7">The RSA 1.1 specification should clarify the uniqueness of EndpointDescription Id Strings to state that they are required to be unique within the connected set of frameworks. This means that no two distribution providers connected by a discovery service should produce the same Id String unless the EndpointDescription is for the same endpoint.</text:p>
      <text:h text:style-name="Heading_20_3" text:outline-level="3">Producing a suitably Unique identifier</text:h>
      <text:p text:style-name="Body">The simplest way to ensure that a growth in the number of EndpointDescriptions and/or the size of the connected group does not violate the required uniqueness of Endpoint Ids is for implementations to make their Endpoint Ids globally unique. This protects against clashes regardless of changes to the connected group.</text:p>
      <text:p text:style-name="Body">Whilst globally unique identifiers are a simple solution to the Endpoint Id uniqueness problem, they are not easy to implement in all environments. In some systems they can be prohibitively expensive to create, or of insufficient entropy to be genuinely unique. Some distribution providers may therefore choose not to use random globally unique ids. </text:p>
      <text:p text:style-name="Body"><text:soft-page-break/>In the case where no globally unique value is used the following actions are recommended (although not required).</text:p>
      <text:list xml:id="list3543361101538077120" text:style-name="L6">
        <text:list-item>
          <text:p text:style-name="P44">Distribution Providers protect against intra-framework clashes using some known value unique to the service, for example the service id.</text:p>
        </text:list-item>
        <text:list-item>
          <text:p text:style-name="P44">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office:annotation><dc:creator>David Bosschaert</dc:creator><dc:date>2013-09-24T08:45:16</dc:date><text:p text:style-name="P57"><text:span text:style-name="T25">Another way to achieve this is by using a unique combination of protocol + port. Or if the RSA utilizes something like the HTTP Service, protocol + context.</text:span></text:p></office:annotation><office:annotation><dc:creator>Tim Ward</dc:creator><dc:date>2013-09-24T09:46:17</dc:date><text:p text:style-name="P57"><text:span text:style-name="T26">Reply to David Bosschaert (24/09/2013, 08:45): "..."</text:span></text:p><text:p><text:span text:style-name="T27">Two things:</text:span></text:p><text:p><text:span text:style-name="T27"/></text:p><text:p><text:span text:style-name="T27">1. These recommendations need to be generic. Not everyone has a host and port.</text:span></text:p><text:p><text:span text:style-name="T27"/></text:p><text:p><text:span text:style-name="T27">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p>
        </text:list-item>
        <text:list-item>
          <text:p text:style-name="P44">Distribution Providers protect against inter-framework collisions using some value unique to the framework, such as the framework UUID.<office:annotation><dc:creator>David Bosschaert</dc:creator><dc:date>2013-09-24T08:46:23</dc:date><text:p text:style-name="P57"><text:span text:style-name="T25">Although not as strong, you could also use the host name/ip, protocol and port combination, which may be more natural for an RSA implementation to use.</text:span></text:p></office:annotation><office:annotation><dc:creator>Tim Ward</dc:creator><dc:date>2013-09-24T09:49:02</dc:date><text:p text:style-name="P57"><text:span text:style-name="T26">Reply to David Bosschaert (24/09/2013, 08:46): "..."</text:span></text:p><text:p><text:span text:style-name="T27">Not everyone has a host/ip but there will always be a framework UUID because it's in the core spec (and has been since at least 4.3). This is why I didn't reference IP or port in the generic rules.</text:span></text:p><text:p><text:span text:style-name="T27"/></text:p><text:p><text:span text:style-name="T27">Also, if we're being strict about inter-framework collisions, ports can open and close within the lifetime of a framework, so protocol IP + port may not remain unique over time</text:span></text:p></office:annotation></text:p>
        </text:list-item>
      </text:list>
      <text:p text:style-name="Body">These suggestions may be included in the specification, but are not intended to be normative, and no implementation should rely on certain values being contained within the id. Distribution Providers are free to generate Endpoint Id in any way, as long as it meets the required level of uniqueness.</text:p>
      <text:h text:style-name="Heading_20_2" text:outline-level="2">Event Admin property mapping</text:h>
      <text:p text:style-name="Body">The event mappings defined in Remote Service Admin 1.0 were missing constant definitions, and also inconsistent with normal mappings. To remedy this this RFC proposes that:</text:p>
      <text:list xml:id="list4434640242369504567" text:style-name="L7">
        <text:list-item>
          <text:p text:style-name="P45">Implementations continue to map failure exceptions to the “cause” property. This ensures backward compatibility between versions of the specification. There will continue to be no constant defined for this key.</text:p>
        </text:list-item>
        <text:list-item>
          <text:p text:style-name="P45">RSA 1.1 Implementations must also map failure exceptions to the “exception” property defined by Event Admin. This is expected to be the normal location that event receivers will use to find exception values.</text:p>
        </text:list-item>
      </text:list>
      <text:h text:style-name="Heading_20_2" text:outline-level="2">Generic Capability namespaces</text:h>
      <text:p text:style-name="Body">This RFC suggests that implementations make use of Generic Capabilities to describe their interaction within the Remote Services Admin specification. </text:p>
      <text:h text:style-name="Heading_20_3" text:outline-level="3">The Local Discovery Extender</text:h>
      <text:p text:style-name="Body">The RSA specification defines an extender mechanism for local discovery of EndpointDescription XML files. Currently there is no defined mechanism for EndpointDescription bundles to declare that they need this extender to be present. RSA 1.1 therefore defines the value 'osgi.remoteserviceadmin' for the 'osgi.extender' capability. This capability should be provided by Local Discovery extenders, and required by bundles that provide EndpointXML descriptions to the extender. The version of the provided capability is defined to be 1.1, to match the version of the specification that defined the capability.</text:p>
      <text:p text:style-name="P18">Example capability for an implementation of the extender:</text:p>
      <text:p text:style-name="P20">Provide-Capability: osgi.extender; osgi.extender=osgi.remoteserviceadmin; version:Version=1.1</text:p>
      <text:p text:style-name="P18">Example requirement from a bundle that contains Endpoint XML files:</text:p>
      <text:p text:style-name="P20">Requre-Capability: osgi.extender; filter:=(&amp;(osgi.extender=osgi.remoteserviceadmin)(version&gt;=1.1)); effective:=active</text:p>
      <text:h text:style-name="Heading_20_3" text:outline-level="3"><text:soft-page-break/>The Discovery Provider Capability</text:h>
      <text:p text:style-name="Body">Discovery Providers use the 'osgi.remoteserviceadmin.discovery' namespace to declare themselves as a discovery provider. The version defined for this namespace is version 1.1, and indicates that the discovery provider meets the RSA 1.1 specification requrirements for discovery providers.</text:p>
      <text:p text:style-name="Body">For Discovery providers there is an additional defined attribute, '<text:span text:style-name="T6">protocols</text:span>'. The protocols attribute is of type List&lt;String&gt; and contains a list of the discovery protocols supported by the discovery provider. Local discovery providers (using the Endpoint XML extender), should use the value '<text:span text:style-name="T6">local</text:span>' to indicate that they support local discovery. Other values for the protocols attribute are implementation specific.</text:p>
      <text:p text:style-name="Body">The primary motivation for the 'osgi.remoteserviceadmin.discovery' capability is to allow for provisioning from OSGi Bundle Repositories using the Repository API. Bundles that expose remote services should not state a requirement for a Topology Manager capability.</text:p>
      <text:p text:style-name="Body">Example: A discovery provider that provides local and SLP discovery:</text:p>
      <text:p text:style-name="P19">Provide-Capability:osgi.remoteserviceadmin.discovery;protocols:List&lt;String&gt;=”SLP,local”; version:Version=1.1</text:p>
      <text:h text:style-name="P48" text:outline-level="3">The Distribution Provider capability</text:h>
      <text:p text:style-name="P8">Remote Service Admin distribution providers advertise their supported distribution mechanisms at runtime using configurations. These are selected at runtime using the <text:span text:style-name="T6">service.exported.configs</text:span> service property. The Generic Capability for distribution providers therefore defines a namespace 'osgi.remoteserviceadmin.distribution' with an attribute “<text:span text:style-name="T6">configs</text:span>”, of type List&lt;String&gt;, that a distribution provider can use to advertise the configs that it supports. The version defined for this namespace is version 1.1, and indicates that the distribution provider meets the RSA 1.1 specification requrirements for distribution providers.</text:p>
      <text:p text:style-name="P8">The primary motivation for the 'osgi.remoteserviceadmin.distribution' capability is to allow for provisioning from OSGi Bundle Repositories using the Repository API. Bundles that expose remote services should not state a requirement for a Distribution Provider capability.</text:p>
      <text:p text:style-name="Body">Example: A Distribution provider that provides JAX-WS and JAX-RS as distribution mechanisms:</text:p>
      <text:p text:style-name="P19">Provide-Capability: osgi.remoteserviceadmin.distribution; <text:s/>configs:List&lt;String&gt;=”jax-ws,jax-rs”; version:Version=1.1</text:p>
      <text:h text:style-name="Heading_20_3" text:outline-level="3">The Topology Manager Capability</text:h>
      <text:p text:style-name="P11">Remote Service Admin topology managers may use different policies when determining which services to import. The Generic capabilitiy namespace for topology managers is 'osgi.remoteserviceadmin.topology' and therefore includes the <text:span text:style-name="T6">policy</text:span> attribute. This attribute has a String value that may be one of the specification suggested policies, such as 'promiscuous' or 'fail-over', or a custom mechanism. The version defined for this namespace is version 1.1, and indicates that the distribution provider meets the RSA 1.1 specification requrirements for topology managers.</text:p>
      <text:p text:style-name="P11">The primary motivation for the 'osgi.remoteserviceadmin.topology' capability is to allow for provisioning from OSGi Bundle Repositories using the Repository API. Bundles that expose remote services should not state a requirement for a Topology Manager capability.</text:p>
      <text:p text:style-name="Body">Example: A Topology Manager <text:s/>that uses the promiscuous policy</text:p>
      <text:p text:style-name="P9">Provide-Capability: osgi.remoteserviceadmin.topology; <text:s/>policy=promiscuous; version:Version=1.1</text:p>
      <text:h text:style-name="P53" text:outline-level="1"><text:soft-page-break/>Data Transfer Objects</text:h>
      <text:p text:style-name="Body">The updates defined in this RFC do not require any <text:span text:style-name="T22">additional</text:span> DTOs</text:p>
      <text:p text:style-name="P38"/>
      <text:h text:style-name="P53" text:outline-level="1">Considered Alternatives</text:h>
      <text:h text:style-name="Heading_20_3" text:outline-level="3">The osgi.remoteserviceadmin namespace</text:h>
      <text:p text:style-name="Body">The osgi.remoteserviceadmin namespace uses the <text:span text:style-name="T6">osgi.remoteserviceadmin</text:span> attribute to indicate the type of actor that the bundle is. There are three defined values for the <text:span text:style-name="T6">osgi.remoteserviceadmin</text:span> attribute: '<text:span text:style-name="T6">discovery</text:span>', '<text:span text:style-name="T6">distribution</text:span>' and '<text:span text:style-name="T6">topology</text:span>'. The initial version of the osgi.remoteserviceadmin namespace is 1.1, to match the version of the RSA specification that introduced it, and is declared using the <text:span text:style-name="T6">version</text:span> attribute, of type Version.</text:p>
      <text:p text:style-name="P18">Discovery Providers</text:p>
      <text:p text:style-name="Body">For Discovery providers there is an additional defined attribute, '<text:span text:style-name="T6">protocols</text:span>'. The protocols attribute is of type List&lt;String&gt; and contains a list of the discovery protocols supported by the discovery provider. Local discovery providers (using the Endpoint XML extender), should use the value '<text:span text:style-name="T6">local</text:span>' to indicate that they support local discovery. Other values for the protocols attribute are implementation specific.</text:p>
      <text:p text:style-name="Body">For consistency, Local Discovery extenders should also declare their extender capabiliity using the osgi.extender namespace and the attribute value 'osgi.remoteserviceadmin'. The extender capability should be declared at version 1.1</text:p>
      <text:p text:style-name="Body">Example: A discovery provider that provides local and SLP discovery:</text:p>
      <text:p text:style-name="P19">Provide-Capability: osgi.extender; osgi.extender=osgi.remoteserviceadmin; version:Version=1.1, osgi.remoteserviceadmin; osgi.remoteserviceadmin=discovery; <text:s/>protocols:List&lt;String&gt;=”SLP,local”; version:Version=1.1</text:p>
      <text:p text:style-name="P10">Distribution Providers</text:p>
      <text:p text:style-name="P8">Remote Service Admin distribution providers advertise their supported distribution mechanisms using configurations. These are selected at runtime using the <text:span text:style-name="T6">service.exported.configs</text:span> service property. The Generic Capability for distribution providers therefore defines an attribute “<text:span text:style-name="T6">configs</text:span>”, of type List&lt;String&gt;, that a distribution provider can use to advertise the configs that it supports.</text:p>
      <text:p text:style-name="Body">Example: A Distribution provider that provides JAX-WS and JAX-RS as distribution mechanisms:</text:p>
      <text:p text:style-name="P19"><text:soft-page-break/>Provide-Capability: osgi.remoteserviceadmin; osgi.remoteserviceadmin=distribution; <text:s/>configs:List&lt;String&gt;=”jax-ws,jax-rs”; version:Version=1.1</text:p>
      <text:p text:style-name="P10">Topology Managers</text:p>
      <text:p text:style-name="P11">Remote Service Admin topology managers may use different policies when determining which services to import. The Generic capabilitiy for topology managers should therefore include the <text:span text:style-name="T6">policy</text:span> attribute. This attribute has a String value that may be one of the specification suggested policies, such as promiscuous or fail-over, or a custom mechanism.</text:p>
      <text:p text:style-name="Body">Example: A Topology Manager <text:s/>that uses the promiscuous policy</text:p>
      <text:p text:style-name="P9">Provide-Capability: osgi.remoteserviceadmin; osgi.remoteserviceadmin=topology; <text:s/>policy=promiscuous; version:Version=1.1</text:p>
      <text:h text:style-name="P53" text:outline-level="1">Security Considerations</text:h>
      <text:p text:style-name="Body">The proposed changes in the RFC do not require any security changes</text:p>
      <text:p text:style-name="P12"/>
      <text:h text:style-name="P53" text:outline-level="1">Document Support</text:h>
      <text:h text:style-name="P52" text:outline-level="2">References</text:h>
      <text:list xml:id="list5200096793678928370" text:style-name="WW8Num3">
        <text:list-item>
          <text:p text:style-name="P49"><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
      <text:p text:style-name="P32"/>
      <text:p text:style-name="P14"/>
      <text:h text:style-name="P52" text:outline-level="2">Author’s Address</text:h>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2">David Bosschaert</text:p>
          </table:table-cell>
        </table:table-row>
        <table:table-row table:style-name="Table2.1">
          <table:table-cell table:style-name="Table2.A1" office:value-type="string">
            <text:p text:style-name="P22">Company</text:p>
          </table:table-cell>
          <table:table-cell table:style-name="Table2.B1" office:value-type="string">
            <text:p text:style-name="P22">Red Hat</text:p>
          </table:table-cell>
        </table:table-row>
        <table:table-row table:style-name="Table2.1">
          <table:table-cell table:style-name="Table2.A1" office:value-type="string">
            <text:p text:style-name="P22">Address</text:p>
          </table:table-cell>
          <table:table-cell table:style-name="Table2.B1" office:value-type="string">
            <text:p text:style-name="P22"/>
          </table:table-cell>
        </table:table-row>
        <table:table-row table:style-name="Table2.1">
          <table:table-cell table:style-name="Table2.A1" office:value-type="string">
            <text:p text:style-name="P22">Voice</text:p>
          </table:table-cell>
          <table:table-cell table:style-name="Table2.B1" office:value-type="string">
            <text:p text:style-name="P22"/>
          </table:table-cell>
        </table:table-row>
        <table:table-row table:style-name="Table2.1">
          <table:table-cell table:style-name="Table2.A1" office:value-type="string">
            <text:p text:style-name="P25">e-mail</text:p>
          </table:table-cell>
          <table:table-cell table:style-name="Table2.B1" office:value-type="string">
            <text:p text:style-name="P25">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22">Name</text:p>
          </table:table-cell>
          <table:table-cell table:style-name="Table3.B1" office:value-type="string">
            <text:p text:style-name="P22">Richard Nicholson</text:p>
          </table:table-cell>
        </table:table-row>
        <table:table-row table:style-name="Table3.1">
          <table:table-cell table:style-name="Table3.A1" office:value-type="string">
            <text:p text:style-name="P22">Company</text:p>
          </table:table-cell>
          <table:table-cell table:style-name="Table3.B1" office:value-type="string">
            <text:p text:style-name="P22">Paremus</text:p>
          </table:table-cell>
        </table:table-row>
        <table:table-row table:style-name="Table3.1">
          <table:table-cell table:style-name="Table3.A1" office:value-type="string">
            <text:p text:style-name="P22">Address</text:p>
          </table:table-cell>
          <table:table-cell table:style-name="Table3.B1" office:value-type="string">
            <text:p text:style-name="P22"/>
          </table:table-cell>
        </table:table-row>
        <table:table-row table:style-name="Table3.1">
          <table:table-cell table:style-name="Table3.A1" office:value-type="string">
            <text:p text:style-name="P22">Voice</text:p>
          </table:table-cell>
          <table:table-cell table:style-name="Table3.B1" office:value-type="string">
            <text:p text:style-name="P22"/>
          </table:table-cell>
        </table:table-row>
        <table:table-row table:style-name="Table3.1">
          <table:table-cell table:style-name="Table3.A1" office:value-type="string">
            <text:p text:style-name="P25">e-mail</text:p>
          </table:table-cell>
          <table:table-cell table:style-name="Table3.B1" office:value-type="string">
            <text:p text:style-name="P25"/>
          </table:table-cell>
        </table:table-row>
      </table:table>
      <text:p text:style-name="P32"/>
      <text:p text:style-name="P15"/>
      <table:table table:name="Table4" table:style-name="Table4">
        <table:table-column table:style-name="Table4.A"/>
        <table:table-column table:style-name="Table4.B"/>
        <table:table-row table:style-name="Table4.1">
          <table:table-cell table:style-name="Table4.A1" office:value-type="string">
            <text:p text:style-name="P22">Name</text:p>
          </table:table-cell>
          <table:table-cell table:style-name="Table4.B1" office:value-type="string">
            <text:p text:style-name="P22">Tim Ward</text:p>
          </table:table-cell>
        </table:table-row>
        <table:table-row table:style-name="Table4.1">
          <table:table-cell table:style-name="Table4.A1" office:value-type="string">
            <text:p text:style-name="P22">Company</text:p>
          </table:table-cell>
          <table:table-cell table:style-name="Table4.B1" office:value-type="string">
            <text:p text:style-name="P22">Paremus</text:p>
          </table:table-cell>
        </table:table-row>
        <table:table-row table:style-name="Table4.1">
          <table:table-cell table:style-name="Table4.A1" office:value-type="string">
            <text:p text:style-name="P22">Address</text:p>
          </table:table-cell>
          <table:table-cell table:style-name="Table4.B1" office:value-type="string">
            <text:p text:style-name="P22"/>
          </table:table-cell>
        </table:table-row>
        <table:table-row table:style-name="Table4.1">
          <table:table-cell table:style-name="Table4.A1" office:value-type="string">
            <text:p text:style-name="P22">Voice</text:p>
          </table:table-cell>
          <table:table-cell table:style-name="Table4.B1" office:value-type="string">
            <text:p text:style-name="P22"/>
          </table:table-cell>
        </table:table-row>
        <table:table-row table:style-name="Table4.1">
          <table:table-cell table:style-name="Table4.A1" office:value-type="string">
            <text:p text:style-name="P25">e-mail</text:p>
          </table:table-cell>
          <table:table-cell table:style-name="Table4.B1" office:value-type="string">
            <text:p text:style-name="P25">tim.ward@paremus.com</text:p>
          </table:table-cell>
        </table:table-row>
      </table:table>
      <text:p text:style-name="P32"/>
      <text:h text:style-name="P52" text:outline-level="2">Acronyms and Abbreviations</text:h>
      <text:p text:style-name="P15"/>
      <text:h text:style-name="P52"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 203 – Remote Service Admin 1.1</text:user-defined><text:tab/>Page <text:page-number text:select-page="current">11</text:page-number> of <text:page-count style:num-format="1">16</text:page-count></text:p>
        <text:p text:style-name="Header"/>
        <text:p text:style-name="Header"><text:tab/>Draft<text:tab/> <text:modification-date style:data-style-name="N76">March 3,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8-21T16:10:15</meta:creation-date>
    <meta:editing-cycles>46</meta:editing-cycles>
    <meta:editing-duration>P1DT4H14M38S</meta:editing-duration>
    <meta:initial-creator>David Bosschaert</meta:initial-creator>
    <dc:date>2014-03-03T09:36:16</dc:date>
    <dc:creator>Tim Ward</dc:creator>
    <meta:printed-by>David Bosschaert</meta:printed-by>
    <meta:print-date>2013-08-21T16:44:40</meta:print-date>
    <meta:document-statistic meta:table-count="4" meta:image-count="2" meta:object-count="0" meta:page-count="16" meta:paragraph-count="317" meta:word-count="5088" meta:character-count="35378"/>
    <meta:user-defined meta:name="Info"/>
    <meta:user-defined meta:name="Info 3"/>
    <meta:user-defined meta:name="Info 4"/>
    <meta:user-defined meta:name="RFC Title">RFC 203 – Remote Service Admin 1.1</meta:user-defined>
  </office:meta>
</office:document-meta>
</file>